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>
      <style:text-properties officeooo:paragraph-rsid="000e4edd"/>
    </style:style>
    <style:style style:name="P2" style:family="paragraph" style:parent-style-name="Text_20_body" style:list-style-name="L1"/>
    <style:style style:name="P3" style:family="paragraph" style:list-style-name="L2"/>
    <style:style style:name="P4" style:family="paragraph" style:parent-style-name="Text_20_body" style:list-style-name="L2"/>
    <style:style style:name="P5" style:family="paragraph" style:list-style-name="L3"/>
    <style:style style:name="P6" style:family="paragraph" style:list-style-name="L3">
      <style:text-properties officeooo:paragraph-rsid="000e4edd"/>
    </style:style>
    <style:style style:name="P7" style:family="paragraph" style:list-style-name="L4"/>
    <style:style style:name="P8" style:family="paragraph" style:list-style-name="L5"/>
    <style:style style:name="P9" style:family="paragraph" style:list-style-name="L6"/>
    <style:style style:name="P10" style:family="paragraph" style:parent-style-name="Text_20_body">
      <style:text-properties officeooo:rsid="000f0b0e" officeooo:paragraph-rsid="000f0b0e"/>
    </style:style>
    <style:style style:name="P11" style:family="paragraph" style:parent-style-name="Text_20_body">
      <style:text-properties officeooo:paragraph-rsid="000fd9f6"/>
    </style:style>
    <style:style style:name="T1" style:family="text">
      <style:text-properties officeooo:rsid="000e4e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edd" style:font-weight-asian="bold" style:font-weight-complex="bold"/>
    </style:style>
    <style:style style:name="T4" style:family="text">
      <style:text-properties fo:font-weight="bold" officeooo:rsid="000fd9f6" style:font-weight-asian="bold" style:font-weight-complex="bold"/>
    </style:style>
    <style:style style:name="T5" style:family="text">
      <style:text-properties fo:font-weight="bold" officeooo:rsid="0011d7e5" style:font-weight-asian="bold" style:font-weight-complex="bold"/>
    </style:style>
    <style:style style:name="T6" style:family="text">
      <style:text-properties officeooo:rsid="000f0b0e"/>
    </style:style>
    <style:style style:name="T7" style:family="text">
      <style:text-properties officeooo:rsid="000fd9f6"/>
    </style:style>
    <style:style style:name="T8" style:family="text">
      <style:text-properties fo:font-weight="normal" officeooo:rsid="000fd9f6" style:font-weight-asian="normal" style:font-weight-complex="normal"/>
    </style:style>
    <style:style style:name="T9" style:family="text">
      <style:text-properties fo:font-weight="normal" officeooo:rsid="0011d7e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Aplicación CRUD (Create, Read, Update, Delete)</text:h>
      <text:p text:style-name="P11"><text:span text:style-name="Strong_20_Emphasis"><text:span text:style-name="T8"/></text:span></text:p>
      <text:p text:style-name="P11"><text:span text:style-name="Strong_20_Emphasis"><text:span text:style-name="T8">Debéis hacer el CRUD es obligatorio para aprobar con un 5 y los demás puntos como la portada son añadidos para subir nota. </text:span></text:span><text:span text:style-name="Strong_20_Emphasis"><text:span text:style-name="T5">Las fotos estan dentro de la carpeta CRUD</text:span></text:span><text:span text:style-name="Strong_20_Emphasis"><text:span text:style-name="T9">.</text:span></text:span></text:p>
      <text:h text:style-name="Heading_20_4" text:outline-level="4"><text:span text:style-name="Strong_20_Emphasis">Estructura del Proyecto:</text:span></text:h>
      <text:list text:style-name="L2">
        <text:list-item>
          <text:p text:style-name="P4">Crear carpetas para los componentes, pantallas y servicios dentro del proyecto.</text:p>
        </text:list-item>
        <text:list-item>
          <text:p text:style-name="P4">Definir las rutas en <text:span text:style-name="Source_20_Text">App.js</text:span> usando <text:span text:style-name="Source_20_Text">react-navigation</text:span>.</text:p>
        </text:list-item>
      </text:list>
      <text:h text:style-name="Heading_20_4" text:outline-level="4"><text:span text:style-name="T1">1</text:span>. Implementación del CRUD:</text:h>
      <text:list xml:id="list3803963593" text:style-name="L3">
        <text:list-item>
          <text:p text:style-name="Text_20_body"><text:span text:style-name="Strong_20_Emphasis">Create</text:span>: Diseñar el formulario para añadir nuevos elementos <text:span text:style-name="T3">(2 puntos)</text:span><text:span text:style-name="T2">.</text:span></text:p>
          <text:list>
            <text:list-item>
              <text:p text:style-name="Text_20_body">Utilizar <text:span text:style-name="Source_20_Text">useState</text:span> para manejar el estado de los inputs.</text:p>
            </text:list-item>
            <text:list-item>
              <text:p text:style-name="Text_20_body">Implementar una función que maneje la lógica para añadir nuevos elementos.</text:p>
            </text:list-item>
          </text:list>
        </text:list-item>
        <text:list-item>
          <text:p text:style-name="Text_20_body"><text:span text:style-name="Strong_20_Emphasis">Read</text:span>: Mostrar la lista de elementos existentes <text:span text:style-name="T3">(1 punto)</text:span><text:span text:style-name="T2">.</text:span></text:p>
          <text:list>
            <text:list-item>
              <text:p text:style-name="Text_20_body">Utilizar <text:span text:style-name="Source_20_Text">FlatList</text:span> o <text:span text:style-name="Source_20_Text">ScrollView</text:span> para mostrar los elementos.</text:p>
            </text:list-item>
          </text:list>
        </text:list-item>
        <text:list-item>
          <text:p text:style-name="Text_20_body"><text:span text:style-name="Strong_20_Emphasis">Update</text:span>: Permitir la modificación de los elementos <text:span text:style-name="T3">(1 punto)</text:span><text:span text:style-name="T2">.</text:span></text:p>
          <text:list>
            <text:list-item>
              <text:p text:style-name="Text_20_body">Diseñar un formulario similar al de creación pero que se rellene con los datos existentes del elemento a modificar.</text:p>
            </text:list-item>
            <text:list-item>
              <text:p text:style-name="Text_20_body">Implementar la lógica para actualizar la información en el estado y la vista.</text:p>
            </text:list-item>
          </text:list>
        </text:list-item>
        <text:list-item>
          <text:p text:style-name="Text_20_body"><text:span text:style-name="Strong_20_Emphasis">Delete</text:span>: Eliminar elementos de la lista <text:span text:style-name="T3">(1 punto)</text:span><text:span text:style-name="T2">.</text:span></text:p>
          <text:list>
            <text:list-item>
              <text:p text:style-name="Text_20_body">Añadir un botón o icono de eliminar en cada elemento de la lista.</text:p>
            </text:list-item>
            <text:list-item>
              <text:p text:style-name="Text_20_body">Implementar una función que elimine el elemento del estado y la vista.</text:p>
            </text:list-item>
          </text:list>
        </text:list-item>
      </text:list>
      <text:p text:style-name="P10"><text:span text:style-name="T2"/></text:p>
      <text:p text:style-name="P10"><text:span text:style-name="T2">2. Portada: La portada es de libre elección aun así os dejo un ejemplo </text:span><text:span text:style-name="T4">(2 puntos)</text:span></text:p>
      <text:p text:style-name="P10"><text:span text:style-name="T4"/></text:p>
      <text:p text:style-name="P10"><text:span text:style-name="T4"/></text:p>
      <text:h text:style-name="Heading_20_4" text:outline-level="4"><text:span text:style-name="T6">3</text:span>. Estilos <text:span text:style-name="T1">(2 puntos)</text:span>:</text:h>
      <text:list text:style-name="L4">
        <text:list-item>
          <text:p text:style-name="Text_20_body">Utilizar <text:span text:style-name="Source_20_Text">StyleSheet</text:span> para diseñar cada pantalla y componente.</text:p>
        </text:list-item>
        <text:list-item>
          <text:p text:style-name="Text_20_body">Asegurarse de que la interfaz sea responsiva y estéticamente agradable.</text:p>
        </text:list-item>
      </text:list>
      <text:h text:style-name="Heading_20_4" text:outline-level="4"><text:span text:style-name="T6">4</text:span>. Pruebas Unitarias:</text:h>
      <text:list text:style-name="L5">
        <text:list-item>
          <text:p text:style-name="Text_20_body">Instalar Jest y React Test Renderer con <text:span text:style-name="Source_20_Text">npm install --save-dev jest react-test-renderer</text:span>.</text:p>
        </text:list-item>
        <text:list-item>
          <text:p text:style-name="Text_20_body">Escribir pruebas para cada funcionalidad del CRUD.</text:p>
        </text:list-item>
        <text:list-item>
          <text:p text:style-name="Text_20_body">Ejecutar las pruebas con <text:span text:style-name="Source_20_Text">npm test</text:span>.</text:p>
        </text:list-item>
      </text:list>
      <text:h text:style-name="Heading_20_4" text:outline-level="4"><text:soft-page-break/><text:span text:style-name="T6">5</text:span>. Control de Versiones y Colaboración:</text:h>
      <text:list text:style-name="L6">
        <text:list-item>
          <text:p text:style-name="Text_20_body">Inicializar un repositorio git con <text:span text:style-name="Source_20_Text">git init</text:span>.</text:p>
        </text:list-item>
        <text:list-item>
          <text:p text:style-name="Text_20_body">Añadir los archivos al repositorio con <text:span text:style-name="Source_20_Text">git add .</text:span> y hacer el primer commit con <text:span text:style-name="Source_20_Text">git commit -m "primer commit"</text:span>.</text:p>
        </text:list-item>
        <text:list-item>
          <text:p text:style-name="Text_20_body">Crear un nuevo repositorio en GitHub y vincularlo con el comando <text:span text:style-name="Source_20_Text">git remote add origin URL_DEL_REPOSITORIO</text:span>.</text:p>
        </text:list-item>
        <text:list-item>
          <text:p text:style-name="Text_20_body">Subir el código con <text:span text:style-name="Source_20_Text">git push -u origin master</text:span>.</text:p>
        </text:list-item>
        <text:list-item>
          <text:p text:style-name="Text_20_body">Añadir a profeCalamot como colaborador en el repositorio de GitHub.</text:p>
        </text:list-item>
      </text:list>
      <text:h text:style-name="Heading_20_3" text:outline-level="3">Nota Final:</text:h>
      <text:p text:style-name="Text_20_body">Una vez finalizado el proyecto, no olvides subir el código a tu repositorio de GitHub y añadir a <text:span text:style-name="Source_20_Text">profeCalamot</text:span> como colaborador para que pueda realizar comentarios y aportaciones al código. Esto te ayudará a mejorar y aprender de los feedbacks recibidos.</text:p>
      <text:p text:style-name="Text_20_body">¡Mucho éxito con la práctica!</text:p>
      <text:p text:style-name="Text_20_body"><text:span text:style-name="Strong_20_Emphasis"/></text:p>
      <text:list text:style-name="L1">
        <text:list-item>
          <text:list>
            <text:list-item>
              <text:p text:style-name="P2">Gestión de estado (useState, useContext, Redux).</text:p>
            </text:list-item>
            <text:list-item>
              <text:p text:style-name="P2">Navegación entre pantallas (React Navigation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1:20:50.655547887</meta:creation-date>
    <dc:date>2023-11-10T13:51:29.387448793</dc:date>
    <meta:editing-duration>PT2H14M23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2" meta:paragraph-count="36" meta:word-count="403" meta:character-count="2396" meta:non-whitespace-character-count="2055"/>
  </office:meta>
</office:document-meta>
</file>